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style style:name="P16" style:family="paragraph" style:parent-style-name="Text_20_body" style:list-style-name="L9">
      <style:paragraph-properties fo:margin-top="0cm" fo:margin-bottom="0cm" style:contextual-spacing="false"/>
    </style:style>
    <style:style style:name="P17" style:family="paragraph" style:parent-style-name="Text_20_body" style:list-style-name="L10"/>
    <style:style style:name="P18" style:family="paragraph" style:parent-style-name="Text_20_body" style:list-style-name="L10">
      <style:paragraph-properties fo:margin-top="0cm" fo:margin-bottom="0cm" style:contextual-spacing="false"/>
    </style:style>
    <style:style style:name="P19" style:family="paragraph" style:parent-style-name="Text_20_body" style:list-style-name="L11"/>
    <style:style style:name="P20" style:family="paragraph" style:parent-style-name="Text_20_body" style:list-style-name="L11">
      <style:paragraph-properties fo:margin-top="0cm" fo:margin-bottom="0cm" style:contextual-spacing="false"/>
    </style:style>
    <style:style style:name="P21" style:family="paragraph" style:parent-style-name="Text_20_body" style:list-style-name="L12"/>
    <style:style style:name="P22" style:family="paragraph" style:parent-style-name="Text_20_body" style:list-style-name="L12">
      <style:paragraph-properties fo:margin-top="0cm" fo:margin-bottom="0cm" style:contextual-spacing="false"/>
    </style:style>
    <style:style style:name="P23" style:family="paragraph" style:parent-style-name="Text_20_body" style:list-style-name="L13"/>
    <style:style style:name="P24" style:family="paragraph" style:parent-style-name="Text_20_body" style:list-style-name="L13">
      <style:paragraph-properties fo:margin-top="0cm" fo:margin-bottom="0cm" style:contextual-spacing="false"/>
    </style:style>
    <style:style style:name="P25" style:family="paragraph" style:parent-style-name="Text_20_body" style:list-style-name="L14"/>
    <style:style style:name="P26" style:family="paragraph" style:parent-style-name="Text_20_body" style:list-style-name="L14">
      <style:paragraph-properties fo:margin-top="0cm" fo:margin-bottom="0cm" style:contextual-spacing="false"/>
    </style:style>
    <style:style style:name="P27" style:family="paragraph" style:parent-style-name="Text_20_body" style:list-style-name="L15"/>
    <style:style style:name="P28" style:family="paragraph" style:parent-style-name="Text_20_body" style:list-style-name="L15">
      <style:paragraph-properties fo:margin-top="0cm" fo:margin-bottom="0cm" style:contextual-spacing="false"/>
    </style:style>
    <style:style style:name="P29" style:family="paragraph" style:parent-style-name="Text_20_body" style:list-style-name="L16"/>
    <style:style style:name="P30" style:family="paragraph" style:parent-style-name="Text_20_body" style:list-style-name="L16">
      <style:paragraph-properties fo:margin-top="0cm" fo:margin-bottom="0cm" style:contextual-spacing="false"/>
    </style:style>
    <style:style style:name="P31" style:family="paragraph" style:parent-style-name="Text_20_body" style:list-style-name="L17"/>
    <style:style style:name="P32" style:family="paragraph" style:parent-style-name="Text_20_body" style:list-style-name="L17">
      <style:paragraph-properties fo:margin-top="0cm" fo:margin-bottom="0cm" style:contextual-spacing="false"/>
    </style:style>
    <style:style style:name="P33" style:family="paragraph" style:parent-style-name="Text_20_body" style:list-style-name="L18"/>
    <style:style style:name="P34" style:family="paragraph" style:parent-style-name="Text_20_body" style:list-style-name="L18">
      <style:paragraph-properties fo:margin-top="0cm" fo:margin-bottom="0cm" style:contextual-spacing="false"/>
    </style:style>
    <style:style style:name="P35" style:family="paragraph" style:parent-style-name="Text_20_body" style:list-style-name="L19"/>
    <style:style style:name="P36" style:family="paragraph" style:parent-style-name="Text_20_body" style:list-style-name="L19">
      <style:paragraph-properties fo:margin-top="0cm" fo:margin-bottom="0cm" style:contextual-spacing="false"/>
    </style:style>
    <style:style style:name="P37" style:family="paragraph" style:parent-style-name="Text_20_body" style:list-style-name="L20"/>
    <style:style style:name="P38" style:family="paragraph" style:parent-style-name="Text_20_body" style:list-style-name="L20">
      <style:paragraph-properties fo:margin-top="0cm" fo:margin-bottom="0cm" style:contextual-spacing="false"/>
    </style:style>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2">
      <style:paragraph-properties fo:margin-top="0cm" fo:margin-bottom="0cm" style:contextual-spacing="false"/>
    </style:style>
    <style:style style:name="P42" style:family="paragraph" style:parent-style-name="Text_20_body" style:list-style-name="L23"/>
    <style:style style:name="P43" style:family="paragraph" style:parent-style-name="Text_20_body" style:list-style-name="L23">
      <style:paragraph-properties fo:margin-top="0cm" fo:margin-bottom="0cm" style:contextual-spacing="false"/>
    </style:style>
    <style:style style:name="P44" style:family="paragraph" style:parent-style-name="Text_20_body" style:list-style-name="L24"/>
    <style:style style:name="P45" style:family="paragraph" style:parent-style-name="Text_20_body" style:list-style-name="L24">
      <style:paragraph-properties fo:margin-top="0cm" fo:margin-bottom="0cm" style:contextual-spacing="false"/>
    </style:style>
    <style:style style:name="P46" style:family="paragraph" style:parent-style-name="Text_20_body" style:list-style-name="L25"/>
    <style:style style:name="P47" style:family="paragraph" style:parent-style-name="Text_20_body" style:list-style-name="L25">
      <style:paragraph-properties fo:margin-top="0cm" fo:margin-bottom="0cm" style:contextual-spacing="false"/>
    </style:style>
    <style:style style:name="P48" style:family="paragraph" style:parent-style-name="Text_20_body" style:list-style-name="L26"/>
    <style:style style:name="P49" style:family="paragraph" style:parent-style-name="Text_20_body" style:list-style-name="L26">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ma 1 Anexo – Arquitectura de Computadoras</text:h>
      <text:h text:style-name="Heading_20_3" text:outline-level="3">Objetivo de la presentación</text:h>
      <text:list text:style-name="L1">
        <text:list-item>
          <text:p text:style-name="P1">Incluye los conceptos vistos en asignatura/s previa/s y que son necesarios tener presentes para conceptos que se verán durante la cursada. </text:p>
        </text:list-item>
      </text:list>
      <text:h text:style-name="Heading_20_3" text:outline-level="3">Elementos Básicos de una computadora</text:h>
      <text:list text:style-name="L2">
        <text:list-item>
          <text:p text:style-name="P3">Procesador </text:p>
        </text:list-item>
        <text:list-item>
          <text:p text:style-name="P3">Memoria Principal </text:p>
          <text:list>
            <text:list-item>
              <text:p text:style-name="P3">Volátil </text:p>
            </text:list-item>
            <text:list-item>
              <text:p text:style-name="P3">Se refiere como memoria real o primaria </text:p>
            </text:list-item>
          </text:list>
        </text:list-item>
        <text:list-item>
          <text:p text:style-name="P3">Componentes de E/S </text:p>
          <text:list>
            <text:list-item>
              <text:p text:style-name="P3">Dispositivos de memoria secundaria </text:p>
            </text:list-item>
            <text:list-item>
              <text:p text:style-name="P3">Equipamiento de comunicación </text:p>
            </text:list-item>
            <text:list-item>
              <text:p text:style-name="P3">Monitor / teclado / mouse </text:p>
            </text:list-item>
          </text:list>
        </text:list-item>
        <text:list-item>
          <text:p text:style-name="P3">Bus Sistema </text:p>
          <text:list>
            <text:list-item>
              <text:p text:style-name="P2">comunicación entre procesadores, memoria, dispositivos de E/S </text:p>
            </text:list-item>
          </text:list>
        </text:list-item>
      </text:list>
      <text:p text:style-name="Text_20_body"><draw:frame draw:style-name="fr1" draw:name="Imagen1" text:anchor-type="as-char" svg:width="2cm" svg:height="1cm" draw:z-index="0"><draw:image xlink:href="attachment:5ddb1c52-b329-4018-b82e-aca6e43485b9:image.png" xlink:type="simple" xlink:show="embed" xlink:actuate="onLoad"/><svg:title>image.png</svg:title></draw:frame></text:p>
      <text:h text:style-name="Heading_20_3" text:outline-level="3">Componentes de alto nivel</text:h>
      <text:h text:style-name="Heading_20_3" text:outline-level="3">1. <text:span text:style-name="Strong_20_Emphasis">Bloques principales</text:span></text:h>
      <text:list text:style-name="L3">
        <text:list-item>
          <text:p text:style-name="P4"><text:span text:style-name="Strong_20_Emphasis">CPU (Unidad Central de Procesamiento)</text:span></text:p>
          <text:p text:style-name="P4">Es el “cerebro” del sistema, donde se ejecutan las instrucciones. Dentro de la CPU aparecen registros clave:</text:p>
          <text:list>
            <text:list-item>
              <text:p text:style-name="P5"><text:span text:style-name="Strong_20_Emphasis">PC (Program Counter / Contador de programa):</text:span> guarda la dirección de la <text:span text:style-name="Strong_20_Emphasis">siguiente instrucción</text:span> a ejecutar. </text:p>
            </text:list-item>
            <text:list-item>
              <text:p text:style-name="P5"><text:span text:style-name="Strong_20_Emphasis">IR (Instruction Register / Registro de instrucción):</text:span> contiene la <text:span text:style-name="Strong_20_Emphasis">instrucción actual</text:span> que se está ejecutando. </text:p>
            </text:list-item>
            <text:list-item>
              <text:p text:style-name="P5"><text:span text:style-name="Strong_20_Emphasis">MAR (Memory Address Register / Registro de direcciones de memoria):</text:span> almacena la <text:span text:style-name="Strong_20_Emphasis">dirección en memoria</text:span> a la que la CPU quiere acceder. </text:p>
            </text:list-item>
            <text:list-item>
              <text:p text:style-name="P5"><text:span text:style-name="Strong_20_Emphasis">MBR (Memory Buffer Register / Registro intermedio de memoria):</text:span> guarda los <text:span text:style-name="Strong_20_Emphasis">datos/instrucciones</text:span> que vienen de memoria o que van hacia ella. </text:p>
            </text:list-item>
            <text:list-item>
              <text:p text:style-name="P4"><text:span text:style-name="Strong_20_Emphasis">I/O AR e I/O BR:</text:span> cumplen un papel similar a MAR y MBR, pero enfocados en operaciones de <text:span text:style-name="Strong_20_Emphasis">entrada/salida</text:span>. </text:p>
            </text:list-item>
          </text:list>
          <text:p text:style-name="P4">👉 La CPU también tiene la <text:span text:style-name="Strong_20_Emphasis">Unidad de ejecución</text:span>, donde realmente se procesan los cálculos y operaciones lógicas.</text:p>
        </text:list-item>
      </text:list>
      <text:p text:style-name="Horizontal_20_Line"/>
      <text:list text:style-name="L4">
        <text:list-item>
          <text:p text:style-name="P6"><text:soft-page-break/><text:span text:style-name="Strong_20_Emphasis">Main Memory (Memoria Principal / RAM)</text:span></text:p>
          <text:p text:style-name="P6">Es donde se guardan tanto:</text:p>
          <text:list>
            <text:list-item>
              <text:p text:style-name="P6"><text:span text:style-name="Strong_20_Emphasis">Instrucciones del programa</text:span> (qué hacer).</text:p>
            </text:list-item>
            <text:list-item>
              <text:p text:style-name="P6"><text:span text:style-name="Strong_20_Emphasis">Datos</text:span> (sobre qué hacerlo).</text:p>
              <text:p text:style-name="P6">Cada celda de memoria está numerada con direcciones (0, 1, 2, …). La CPU accede a memoria usando el <text:span text:style-name="Strong_20_Emphasis">MAR</text:span> para decir “quiero la posición X” y recibe el contenido en el <text:span text:style-name="Strong_20_Emphasis">MBR</text:span>.</text:p>
            </text:list-item>
          </text:list>
        </text:list-item>
      </text:list>
      <text:p text:style-name="Horizontal_20_Line"/>
      <text:list text:style-name="L5">
        <text:list-item>
          <text:p text:style-name="P7"><text:span text:style-name="Strong_20_Emphasis">I/O Module (Módulo de entrada/salida)</text:span></text:p>
          <text:p text:style-name="P7">Aquí se gestionan los periféricos (teclado, disco, pantalla, etc.).</text:p>
          <text:p text:style-name="P7">Usa <text:span text:style-name="Strong_20_Emphasis">buffers</text:span> para “amortiguar” la transferencia de datos entre los dispositivos lentos y la memoria/CPU más rápida.</text:p>
          <text:p text:style-name="P7">Por eso hay registros de entrada/salida:</text:p>
          <text:list>
            <text:list-item>
              <text:p text:style-name="P8"><text:span text:style-name="Strong_20_Emphasis">I/O AR (Input/Output Address Register):</text:span> dirección del dispositivo al que quiero acceder. </text:p>
            </text:list-item>
            <text:list-item>
              <text:p text:style-name="P7"><text:span text:style-name="Strong_20_Emphasis">I/O BR (Input/Output Buffer Register):</text:span> datos que van o vienen del dispositivo. </text:p>
            </text:list-item>
          </text:list>
        </text:list-item>
      </text:list>
      <text:p text:style-name="Horizontal_20_Line"/>
      <text:list text:style-name="L6">
        <text:list-item>
          <text:p text:style-name="P9"><text:span text:style-name="Strong_20_Emphasis">System Bus (Bus del sistema)</text:span></text:p>
          <text:p text:style-name="P9">Es como la <text:span text:style-name="Strong_20_Emphasis">autopista</text:span> que conecta CPU, memoria e I/O. Se suele dividir en:</text:p>
          <text:list>
            <text:list-item>
              <text:p text:style-name="P10"><text:span text:style-name="Strong_20_Emphasis">Bus de datos:</text:span> por donde viajan datos e instrucciones. </text:p>
            </text:list-item>
            <text:list-item>
              <text:p text:style-name="P10"><text:span text:style-name="Strong_20_Emphasis">Bus de direcciones:</text:span> por donde se indica “a qué dirección de memoria o dispositivo acceder”. </text:p>
            </text:list-item>
            <text:list-item>
              <text:p text:style-name="P9"><text:span text:style-name="Strong_20_Emphasis">Bus de control:</text:span> señales de lectura, escritura, interrupción, etc. </text:p>
            </text:list-item>
          </text:list>
        </text:list-item>
      </text:list>
      <text:p text:style-name="Horizontal_20_Line"/>
      <text:h text:style-name="Heading_20_3" text:outline-level="3">2. <text:span text:style-name="Strong_20_Emphasis">Flujo típico</text:span></text:h>
      <text:list text:style-name="L7">
        <text:list-item>
          <text:p text:style-name="P12">El <text:span text:style-name="Strong_20_Emphasis">PC</text:span> apunta a la dirección de la próxima instrucción. </text:p>
        </text:list-item>
        <text:list-item>
          <text:p text:style-name="P12">Esa dirección pasa al <text:span text:style-name="Strong_20_Emphasis">MAR</text:span> y se lee de memoria. </text:p>
        </text:list-item>
        <text:list-item>
          <text:p text:style-name="P12">El contenido llega al <text:span text:style-name="Strong_20_Emphasis">MBR</text:span> y de ahí al <text:span text:style-name="Strong_20_Emphasis">IR</text:span>. </text:p>
        </text:list-item>
        <text:list-item>
          <text:p text:style-name="P12">La <text:span text:style-name="Strong_20_Emphasis">Unidad de ejecución</text:span> interpreta la instrucción y, si necesita datos, los busca en memoria o en un dispositivo de I/O. </text:p>
        </text:list-item>
        <text:list-item>
          <text:p text:style-name="P12">Los datos viajan por el bus y se procesan. </text:p>
        </text:list-item>
        <text:list-item>
          <text:p text:style-name="P11">Finalmente, el resultado puede guardarse de nuevo en memoria o enviarse a un dispositivo. </text:p>
        </text:list-item>
      </text:list>
      <text:p text:style-name="Horizontal_20_Line"/>
      <text:h text:style-name="Heading_20_3" text:outline-level="3"><text:soft-page-break/>3. <text:span text:style-name="Strong_20_Emphasis">Idea clave</text:span></text:h>
      <text:p text:style-name="Text_20_body">La figura muestra que un computador es un <text:span text:style-name="Strong_20_Emphasis">sistema organizado de componentes que se comunican a través del bus</text:span>. La CPU coordina todo, pero depende de la memoria para instrucciones/datos y de los módulos de E/S para interactuar con el exterior.</text:p>
      <text:p text:style-name="Horizontal_20_Line"/>
      <text:p text:style-name="Text_20_body">📌 <text:span text:style-name="Strong_20_Emphasis">En resumen:</text:span></text:p>
      <text:p text:style-name="Text_20_body">Esta imagen es una <text:span text:style-name="Strong_20_Emphasis">arquitectura básica de von Neumann</text:span>, donde programas e información se almacenan en la misma memoria y la CPU los ejecuta paso a paso.</text:p>
      <text:p text:style-name="Horizontal_20_Line"/>
      <text:p text:style-name="Text_20_body"><draw:frame draw:style-name="fr1" draw:name="Imagen2" text:anchor-type="as-char" svg:width="2cm" svg:height="1cm" draw:z-index="1"><draw:image xlink:href="attachment:11a878c9-f869-42e8-9f29-04479d3cb733:image.png" xlink:type="simple" xlink:show="embed" xlink:actuate="onLoad"/><svg:title>image.png</svg:title></draw:frame></text:p>
      <text:h text:style-name="Heading_20_3" text:outline-level="3">Registros del Procesador</text:h>
      <text:list text:style-name="L8">
        <text:list-item>
          <text:p text:style-name="P14">Visibles por el usuario </text:p>
          <text:list>
            <text:list-item>
              <text:p text:style-name="P14">Registros que pueden ser usados por las aplicaciones </text:p>
            </text:list-item>
          </text:list>
        </text:list-item>
        <text:list-item>
          <text:p text:style-name="P14">De Control y estado </text:p>
          <text:list>
            <text:list-item>
              <text:p text:style-name="P14">Para control operativo del procesador </text:p>
            </text:list-item>
            <text:list-item>
              <text:p text:style-name="P13">Usados por rutinas privilegiadas del SO para controlar la ejecución de proces </text:p>
            </text:list-item>
          </text:list>
        </text:list-item>
      </text:list>
      <text:h text:style-name="Heading_20_3" text:outline-level="3">Registros Visibles por el usuario</text:h>
      <text:list text:style-name="L9">
        <text:list-item>
          <text:p text:style-name="P16">Pueden ser referenciados por lenguaje de máquina </text:p>
        </text:list-item>
        <text:list-item>
          <text:p text:style-name="P16">Disponible para programas/aplicaciones </text:p>
        </text:list-item>
        <text:list-item>
          <text:p text:style-name="P16">Tipos de registros </text:p>
          <text:list>
            <text:list-item>
              <text:p text:style-name="P16">Datos </text:p>
            </text:list-item>
            <text:list-item>
              <text:p text:style-name="P16">Direcciones </text:p>
              <text:list>
                <text:list-item>
                  <text:p text:style-name="P16">Index </text:p>
                </text:list-item>
                <text:list-item>
                  <text:p text:style-name="P16">Segment pointer </text:p>
                </text:list-item>
                <text:list-item>
                  <text:p text:style-name="P15">Stack pointer </text:p>
                </text:list-item>
              </text:list>
            </text:list-item>
          </text:list>
        </text:list-item>
      </text:list>
      <text:h text:style-name="Heading_20_3" text:outline-level="3">Registros de Control y Estado</text:h>
      <text:list text:style-name="L10">
        <text:list-item>
          <text:p text:style-name="P18">Program Counter (PC) </text:p>
          <text:list>
            <text:list-item>
              <text:p text:style-name="P18">Contiene la dirección de la proxima instrucción a ser ejecutad </text:p>
            </text:list-item>
          </text:list>
        </text:list-item>
        <text:list-item>
          <text:p text:style-name="P18">Instruction Register (IR) </text:p>
          <text:list>
            <text:list-item>
              <text:p text:style-name="P18">Contiene la instrucción a ser ejecutada </text:p>
            </text:list-item>
          </text:list>
        </text:list-item>
        <text:list-item>
          <text:p text:style-name="P18">Program Status Word (PSW) </text:p>
          <text:list>
            <text:list-item>
              <text:p text:style-name="P18">Contiene códigos de resultado de operaciones </text:p>
            </text:list-item>
            <text:list-item>
              <text:p text:style-name="P18">habilita/deshabilita Interrupciones </text:p>
            </text:list-item>
            <text:list-item>
              <text:p text:style-name="P17">Indica el modo de ejecución (Supervisor/usuario) </text:p>
            </text:list-item>
          </text:list>
        </text:list-item>
      </text:list>
      <text:h text:style-name="Heading_20_3" text:outline-level="3">Ciclo Ejecución de Instrucción</text:h>
      <text:list text:style-name="L11">
        <text:list-item>
          <text:p text:style-name="P20">Dos pasos </text:p>
          <text:list>
            <text:list-item>
              <text:p text:style-name="P20">Procesador lee la instrucción desde la memoria </text:p>
            </text:list-item>
            <text:list-item>
              <text:p text:style-name="P19"><text:soft-page-break/>Procesador ejecuta la instrucción </text:p>
            </text:list-item>
          </text:list>
        </text:list-item>
      </text:list>
      <text:h text:style-name="Heading_20_3" text:outline-level="3">Ciclo Instrucción</text:h>
      <text:p text:style-name="Text_20_body"><draw:frame draw:style-name="fr1" draw:name="Imagen3" text:anchor-type="as-char" svg:width="2cm" svg:height="1cm" draw:z-index="2"><draw:image xlink:href="attachment:b7f345e9-8072-458b-bc23-8a4c05bdea11:image.png" xlink:type="simple" xlink:show="embed" xlink:actuate="onLoad"/><svg:title>image.png</svg:title></draw:frame></text:p>
      <text:h text:style-name="Heading_20_3" text:outline-level="3">Instrucción: Fetch y Execute</text:h>
      <text:list text:style-name="L12">
        <text:list-item>
          <text:p text:style-name="P22">El procesador busca (fetch) la instrucción en la memoria </text:p>
          <text:list>
            <text:list-item>
              <text:p text:style-name="P22">(PC) → IR </text:p>
            </text:list-item>
          </text:list>
        </text:list-item>
        <text:list-item>
          <text:p text:style-name="P22">El PC se incrementa después de cada fetch para apuntar a la próxima instrucción </text:p>
          <text:list>
            <text:list-item>
              <text:p text:style-name="P21">PC = PC + 4 </text:p>
            </text:list-item>
          </text:list>
        </text:list-item>
      </text:list>
      <text:h text:style-name="Heading_20_3" text:outline-level="3">IR - Instruction Register</text:h>
      <text:list text:style-name="L13">
        <text:list-item>
          <text:p text:style-name="P24">La instrucción referenciada por el PC se almacena en el IR y se ejecuta </text:p>
        </text:list-item>
        <text:list-item>
          <text:p text:style-name="P24">Categorías de instrucciones </text:p>
          <text:list>
            <text:list-item>
              <text:p text:style-name="P24">Procesador - Memoria </text:p>
              <text:list>
                <text:list-item>
                  <text:p text:style-name="P24">Transfiere datos entre procesador y memoria </text:p>
                </text:list-item>
              </text:list>
            </text:list-item>
            <text:list-item>
              <text:p text:style-name="P24">Procesador - E/S </text:p>
              <text:list>
                <text:list-item>
                  <text:p text:style-name="P24">Transfiere datos a/o desde periféricos </text:p>
                </text:list-item>
              </text:list>
            </text:list-item>
            <text:list-item>
              <text:p text:style-name="P24">Procesamiento de Datos </text:p>
              <text:list>
                <text:list-item>
                  <text:p text:style-name="P24">Operaciones aritméticas o lógicas sobre datos </text:p>
                </text:list-item>
              </text:list>
            </text:list-item>
            <text:list-item>
              <text:p text:style-name="P24">Control </text:p>
              <text:list>
                <text:list-item>
                  <text:p text:style-name="P23">Alterar secuencia de ejecuci </text:p>
                </text:list-item>
              </text:list>
            </text:list-item>
          </text:list>
        </text:list-item>
      </text:list>
      <text:h text:style-name="Heading_20_3" text:outline-level="3">Interrupciones</text:h>
      <text:list text:style-name="L14">
        <text:list-item>
          <text:p text:style-name="P26">Interrumpen el secuenciamiento del procesador durante la ejecución de un proceso </text:p>
        </text:list-item>
        <text:list-item>
          <text:p text:style-name="P26">Dispositivos de E/S más lentos que el procesador </text:p>
          <text:list>
            <text:list-item>
              <text:p text:style-name="P25">Procesador debe esperar al dispositivo </text:p>
            </text:list-item>
          </text:list>
        </text:list-item>
      </text:list>
      <text:h text:style-name="Heading_20_3" text:outline-level="3">Necesidades del SO</text:h>
      <text:list text:style-name="L15">
        <text:list-item>
          <text:p text:style-name="P28">Postergar el manejo de una interrupción en momentos críticos </text:p>
        </text:list-item>
        <text:list-item>
          <text:p text:style-name="P28">Atender en forma eficiente: la rutina de atención adecuada según el dispositivo </text:p>
        </text:list-item>
        <text:list-item>
          <text:p text:style-name="P27">Tener varios niveles de interrupción para que el SO pueda distinguir entre interrupciones de alta prioridad y de baja prioridad y responder adecuadame </text:p>
        </text:list-item>
      </text:list>
      <text:h text:style-name="Heading_20_3" text:outline-level="3">Clases de Interrupciones</text:h>
      <text:list text:style-name="L16">
        <text:list-item>
          <text:p text:style-name="P30"><text:span text:style-name="Strong_20_Emphasis">Program (del programa)</text:span> </text:p>
          <text:list>
            <text:list-item>
              <text:p text:style-name="P30">Ocurren <text:span text:style-name="Strong_20_Emphasis">dentro de la CPU</text:span> al ejecutar una instrucción. </text:p>
            </text:list-item>
            <text:list-item>
              <text:p text:style-name="P30">Ejemplos: </text:p>
              <text:list>
                <text:list-item>
                  <text:p text:style-name="P29">Overflow aritmético (cuando el resultado es demasiado grande).</text:p>
                </text:list-item>
                <text:list-item>
                  <text:p text:style-name="P29">División por cero.</text:p>
                </text:list-item>
                <text:list-item>
                  <text:p text:style-name="P29">Instrucción ilegal (código no válido).</text:p>
                </text:list-item>
                <text:list-item>
                  <text:p text:style-name="P29">Acceso a memoria no permitido.</text:p>
                  <text:p text:style-name="P29"><text:soft-page-break/>👉 Suelen indicar <text:span text:style-name="Strong_20_Emphasis">errores de software</text:span> o mal uso del programa.</text:p>
                </text:list-item>
              </text:list>
            </text:list-item>
          </text:list>
        </text:list-item>
      </text:list>
      <text:p text:style-name="Horizontal_20_Line"/>
      <text:list text:style-name="L17">
        <text:list-item>
          <text:p text:style-name="P32"><text:span text:style-name="Strong_20_Emphasis">Timer (temporizador interno)</text:span> </text:p>
          <text:list>
            <text:list-item>
              <text:p text:style-name="P31">Generadas por un <text:span text:style-name="Strong_20_Emphasis">reloj del procesador</text:span>.</text:p>
            </text:list-item>
            <text:list-item>
              <text:p text:style-name="P31">Sirven para que el SO ejecute tareas periódicas.</text:p>
            </text:list-item>
            <text:list-item>
              <text:p text:style-name="P31">Ejemplo clásico: el <text:span text:style-name="Strong_20_Emphasis">time-sharing</text:span> (repartir CPU entre procesos).</text:p>
              <text:p text:style-name="P31">👉 Son controladas por el SO, no por el programa del usuario.</text:p>
            </text:list-item>
          </text:list>
        </text:list-item>
      </text:list>
      <text:p text:style-name="Horizontal_20_Line"/>
      <text:list text:style-name="L18">
        <text:list-item>
          <text:p text:style-name="P34"><text:span text:style-name="Strong_20_Emphasis">I/O (entrada/salida)</text:span> </text:p>
          <text:list>
            <text:list-item>
              <text:p text:style-name="P34">Generadas por un <text:span text:style-name="Strong_20_Emphasis">controlador de dispositivo</text:span>. </text:p>
            </text:list-item>
            <text:list-item>
              <text:p text:style-name="P34">Usadas para: </text:p>
              <text:list>
                <text:list-item>
                  <text:p text:style-name="P33">Avisar que una operación terminó (ej: “la impresora ya imprimió”).</text:p>
                </text:list-item>
                <text:list-item>
                  <text:p text:style-name="P33">Reportar un error (ej: “disco no encontrado”).</text:p>
                  <text:p text:style-name="P33">👉 Permiten que la CPU no se quede esperando: sigue trabajando y se “entera” por la interrupción cuando el dispositivo terminó.</text:p>
                </text:list-item>
              </text:list>
            </text:list-item>
          </text:list>
        </text:list-item>
      </text:list>
      <text:p text:style-name="Horizontal_20_Line"/>
      <text:list text:style-name="L19">
        <text:list-item>
          <text:p text:style-name="P36"><text:span text:style-name="Strong_20_Emphasis">Hardware failure (fallo de hardware)</text:span> </text:p>
          <text:list>
            <text:list-item>
              <text:p text:style-name="P36">Son las más críticas: indican un <text:span text:style-name="Strong_20_Emphasis">fallo físico</text:span>. </text:p>
            </text:list-item>
            <text:list-item>
              <text:p text:style-name="P36">Ejemplos: </text:p>
              <text:list>
                <text:list-item>
                  <text:p text:style-name="P35">Corte de energía.</text:p>
                </text:list-item>
                <text:list-item>
                  <text:p text:style-name="P35">Error de memoria (paridad, bits dañados).</text:p>
                  <text:p text:style-name="P35">👉 El SO suele reaccionar entrando en “modo seguro” o reiniciando, porque puede comprometer la estabilidad del sistema.</text:p>
                </text:list-item>
              </text:list>
            </text:list-item>
          </text:list>
        </text:list-item>
      </text:list>
      <text:p text:style-name="Horizontal_20_Line"/>
      <text:h text:style-name="Heading_20_3" text:outline-level="3">Interrupt Handler</text:h>
      <text:list text:style-name="L20">
        <text:list-item>
          <text:p text:style-name="P38">Programa (o rutina) que determina la naturaleza de una interrupción y realiza lo necesario para atenderla </text:p>
          <text:list>
            <text:list-item>
              <text:p text:style-name="P38">Por ejemplo, para un dispositivo particular de E/S </text:p>
            </text:list-item>
          </text:list>
        </text:list-item>
        <text:list-item>
          <text:p text:style-name="P37">Generalemente es parte del SO </text:p>
        </text:list-item>
      </text:list>
      <text:h text:style-name="Heading_20_3" text:outline-level="3">Interrupciones</text:h>
      <text:list text:style-name="L21">
        <text:list-item>
          <text:p text:style-name="P39">Suspende la secuencia normal de ejecución </text:p>
        </text:list-item>
      </text:list>
      <text:h text:style-name="Heading_20_3" text:outline-level="3">Ciclo de interrupción</text:h>
      <text:list text:style-name="L22">
        <text:list-item>
          <text:p text:style-name="P41">El procesador chequea la existencia de interrupciones. </text:p>
        </text:list-item>
        <text:list-item>
          <text:p text:style-name="P41">Si no existen interrupciones, la próxima instrucción del programa es ejecutada </text:p>
        </text:list-item>
        <text:list-item>
          <text:p text:style-name="P40">Si hay pendiente alguna interrupción, se suspende la ejecución del progama actual y se ejecuta la rutina de manejo de interrupcion </text:p>
        </text:list-item>
      </text:list>
      <text:h text:style-name="Heading_20_3" text:outline-level="3"><text:soft-page-break/>Procesamiento simple de una interrupción</text:h>
      <text:list text:style-name="L23">
        <text:list-item>
          <text:p text:style-name="P42">Flujo en <text:span text:style-name="Strong_20_Emphasis">Hardware</text:span></text:p>
          <text:list>
            <text:list-item>
              <text:p text:style-name="P42"><text:span text:style-name="Strong_20_Emphasis">Device controller u otro hardware genera una interrupción</text:span></text:p>
              <text:p text:style-name="P42">Ejemplo: el disco terminó de leer datos, o el temporizador venció.</text:p>
            </text:list-item>
            <text:list-item>
              <text:p text:style-name="P42"><text:span text:style-name="Strong_20_Emphasis">El procesador termina la instrucción actual</text:span></text:p>
              <text:p text:style-name="P42">Muy importante: la CPU nunca interrumpe a mitad de una instrucción → primero la finaliza.</text:p>
            </text:list-item>
            <text:list-item>
              <text:p text:style-name="P42"><text:span text:style-name="Strong_20_Emphasis">El procesador envía señal de reconocimiento (acknowledge)</text:span></text:p>
              <text:p text:style-name="P42">Para avisar al dispositivo: “Recibí tu interrupción, ahora me ocupo”.</text:p>
            </text:list-item>
            <text:list-item>
              <text:p text:style-name="P42"><text:span text:style-name="Strong_20_Emphasis">El procesador guarda el estado mínimo (PSW y PC en la pila)</text:span></text:p>
              <text:list>
                <text:list-item>
                  <text:p text:style-name="P42"><text:span text:style-name="Strong_20_Emphasis">PC (Program Counter):</text:span> dónde estaba el programa antes de la interrupción.</text:p>
                </text:list-item>
                <text:list-item>
                  <text:p text:style-name="P42"><text:span text:style-name="Strong_20_Emphasis">PSW (Program Status Word):</text:span> contiene flags y modo de ejecución.</text:p>
                  <text:p text:style-name="P42">👉 Esto es <text:span text:style-name="Strong_20_Emphasis">fundamental</text:span>: permite <text:span text:style-name="Strong_20_Emphasis">retomar luego la ejecución original</text:span> sin perder nada.</text:p>
                </text:list-item>
              </text:list>
            </text:list-item>
            <text:list-item>
              <text:p text:style-name="P42"><text:span text:style-name="Strong_20_Emphasis">El procesador carga el nuevo PC con la dirección del manejador de interrupción</text:span></text:p>
              <text:p text:style-name="P42">Es decir, salta al código del <text:span text:style-name="Strong_20_Emphasis">interrupt handler</text:span> (rutina de atención a interrupciones).</text:p>
            </text:list-item>
          </text:list>
        </text:list-item>
        <text:list-item>
          <text:p text:style-name="P42">Flujo en <text:span text:style-name="Strong_20_Emphasis">Software</text:span></text:p>
          <text:list>
            <text:list-item>
              <text:p text:style-name="P42"><text:span text:style-name="Strong_20_Emphasis">Se guarda el resto del estado del proceso</text:span></text:p>
              <text:p text:style-name="P42">Los registros y variables que el proceso estaba usando.</text:p>
              <text:p text:style-name="P42">👉 Así, el SO puede restaurar todo luego.</text:p>
            </text:list-item>
            <text:list-item>
              <text:p text:style-name="P42"><text:span text:style-name="Strong_20_Emphasis">Se procesa la interrupción</text:span></text:p>
              <text:p text:style-name="P42">El código del manejador hace lo que corresponde: leer datos de un dispositivo, actualizar un contador de tiempo, manejar un error, etc.</text:p>
            </text:list-item>
            <text:list-item>
              <text:p text:style-name="P42"><text:span text:style-name="Strong_20_Emphasis">Se restaura el estado del proceso</text:span></text:p>
              <text:p text:style-name="P42">Se cargan nuevamente los registros guardados.</text:p>
            </text:list-item>
            <text:list-item>
              <text:p text:style-name="P42"><text:span text:style-name="Strong_20_Emphasis">Se restaura el viejo PSW y PC</text:span></text:p>
              <text:p text:style-name="P42">El procesador recupera el punto exacto donde había quedado el programa interrumpido → y lo continúa como si nada hubiera pasado.</text:p>
            </text:list-item>
          </text:list>
        </text:list-item>
        <text:list-item>
          <text:p text:style-name="P42">Idea central</text:p>
          <text:p text:style-name="P42">Este ciclo asegura dos cosas:</text:p>
          <text:list>
            <text:list-item>
              <text:p text:style-name="P43">La <text:span text:style-name="Strong_20_Emphasis">CPU atiende el evento urgente</text:span>. </text:p>
            </text:list-item>
            <text:list-item>
              <text:p text:style-name="P42">Luego <text:span text:style-name="Strong_20_Emphasis">retoma exactamente</text:span> la ejecución normal del programa, transparente para el usuario. </text:p>
            </text:list-item>
          </text:list>
        </text:list-item>
      </text:list>
      <text:h text:style-name="Heading_20_3" text:outline-level="3"><text:soft-page-break/>Interrupciones no enmascarables y enmascarables</text:h>
      <text:list text:style-name="L24">
        <text:list-item>
          <text:p text:style-name="P45">La mayoría de las CPUs tienen dos líneas de requerimiento de interrupciones: la de no enmascarables y las enmascarables. </text:p>
        </text:list-item>
        <text:list-item>
          <text:p text:style-name="P45">La de no enmascarables se reservan para eventos tales como errores de memoria no recuperables. </text:p>
        </text:list-item>
        <text:list-item>
          <text:p text:style-name="P44">La de enmascarables puede ser “apagada” por la CPU si en ese momento se está ejecutando una secuencia crítica de instrucciones. Estas son las que usan los controladores de dispositivo cuando necesitan servicio </text:p>
        </text:list-item>
      </text:list>
      <text:h text:style-name="Heading_20_3" text:outline-level="3">Multiples Interrupciones</text:h>
      <text:list text:style-name="L25">
        <text:list-item>
          <text:p text:style-name="P47">Deshabilitar las interrupciones mientras una interrupción está siendo procesada </text:p>
        </text:list-item>
        <text:list-item>
          <text:p text:style-name="P46">Definir prioridades a las interrupciones </text:p>
        </text:list-item>
      </text:list>
      <text:h text:style-name="Heading_20_3" text:outline-level="3">Descripción de número en el vector de interrupciones de procesador Intel:</text:h>
      <text:list text:style-name="L26">
        <text:list-item>
          <text:p text:style-name="P49">De 1 a 31: no enmascarables, por ejemplo, errores de condición </text:p>
        </text:list-item>
        <text:list-item>
          <text:p text:style-name="P48">32 a 255: enmascarables, usadas para interrupciones generadas por dispostivos </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20T10:05:31.015000000</meta:creation-date>
    <dc:date>2025-08-20T10:05:35.481000000</dc:date>
    <meta:editing-duration>PT6S</meta:editing-duration>
    <meta:editing-cycles>1</meta:editing-cycles>
    <meta:document-statistic meta:table-count="0" meta:image-count="3" meta:object-count="0" meta:page-count="7" meta:paragraph-count="181" meta:word-count="1584" meta:character-count="9475" meta:non-whitespace-character-count="8113"/>
    <meta:generator>LibreOffice/7.5.5.2$Windows_X86_64 LibreOffice_project/ca8fe7424262805f223b9a2334bc7181abbcbf5e</meta:generator>
  </office:meta>
</office:document-meta>
</file>